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1">
      <style:paragraph-properties fo:padding="0.0193in" fo:border="0.06pt solid #d9d9e3"/>
    </style:style>
    <style:style style:name="P3" style:family="paragraph" style:parent-style-name="Text_20_body" style:list-style-name="L2">
      <style:paragraph-properties fo:padding="0.0193in" fo:border="0.06pt solid #d9d9e3"/>
    </style:style>
    <style:style style:name="P4" style:family="paragraph" style:parent-style-name="Text_20_body">
      <style:paragraph-properties fo:padding="0.0193in" fo:border="0.06pt solid #000000"/>
    </style:style>
    <style:style style:name="P5" style:family="paragraph" style:parent-style-name="Text_20_body" style:list-style-name="L3">
      <style:paragraph-properties fo:margin-top="0in" fo:margin-bottom="0in" style:contextual-spacing="false" fo:padding="0.0193in" fo:border="0.06pt solid #000000"/>
    </style:style>
    <style:style style:name="P6" style:family="paragraph" style:parent-style-name="Text_20_body" style:list-style-name="L3">
      <style:paragraph-properties fo:padding="0.0193in" fo:border="0.06pt solid #000000"/>
    </style:style>
    <style:style style:name="P7" style:family="paragraph" style:parent-style-name="Text_20_body">
      <style:paragraph-properties fo:padding="0.0193in" fo:border="0.06pt solid #d9d9e3"/>
      <style:text-properties officeooo:paragraph-rsid="00139004"/>
    </style:style>
    <style:style style:name="P8" style:family="paragraph" style:parent-style-name="Text_20_body">
      <style:paragraph-properties fo:padding="0.0193in" fo:border="0.06pt solid #d9d9e3"/>
      <style:text-properties style:text-position="sub 58%" officeooo:rsid="00139004" officeooo:paragraph-rsid="00139004"/>
    </style:style>
    <style:style style:name="T1" style:family="text">
      <style:text-properties loext:padding="0.0193in" loext:border="0.06pt solid #d9d9e3"/>
    </style:style>
    <style:style style:name="T2" style:family="text">
      <style:text-properties fo:font-weight="bold" loext:padding="0.0193in" loext:border="0.06pt solid #000000"/>
    </style:style>
    <style:style style:name="T3" style:family="text">
      <style:text-properties loext:padding="0.0193in" loext:border="0.06pt solid #00000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7"/>
      <text:p text:style-name="P7">LDA is a generative probabilistic model commonly used for topic modeling. It's particularly useful for discovering latent topics within a collection of documents. LDA assumes that documents are mixtures of topics, and each topic is a distribution over words. While LDA has been successful in uncovering themes in text data, it may not perform as well in tasks that require complex pattern recognition or representation learning.</text:p>
      <text:p text:style-name="P1">Deep learning models, on the other hand, have shown remarkable success in various domains, including image recognition, natural language processing, speech recognition, and more. These models, such as convolutional neural networks (CNNs) for images and recurrent neural networks (RNNs) or transformer models for sequential data like text, are capable of learning intricate hierarchical representations directly from the data. Deep learning models excel in tasks where the data exhibits complex patterns and relationships.</text:p>
      <text:p text:style-name="P1">Here are some reasons why deep learning models may be preferred in certain scenarios:</text:p>
      <text:list text:style-name="L1">
        <text:list-item>
          <text:p text:style-name="P2"><text:span text:style-name="Strong_20_Emphasis"><text:span text:style-name="T1">Feature Learning:</text:span></text:span> Deep learning models automatically learn hierarchical features from raw data, eliminating the need for manual feature engineering, which is often required in traditional methods.</text:p>
        </text:list-item>
        <text:list-item>
          <text:p text:style-name="P2"><text:span text:style-name="Strong_20_Emphasis"><text:span text:style-name="T1">Representation Learning:</text:span></text:span> Deep learning models can learn rich, abstract representations of data, which can be useful for tasks requiring a high level of abstraction.</text:p>
        </text:list-item>
        <text:list-item>
          <text:p text:style-name="P2"><text:span text:style-name="Strong_20_Emphasis"><text:span text:style-name="T1">End-to-End Learning:</text:span></text:span> Deep learning models can perform end-to-end learning, allowing them to directly map input to output without relying on intermediate steps.</text:p>
        </text:list-item>
        <text:list-item>
          <text:p text:style-name="P2"><text:span text:style-name="Strong_20_Emphasis"><text:span text:style-name="T1">Flexibility:</text:span></text:span> Deep learning models are highly flexible and can be adapted to different tasks with minimal changes to the architecture.</text:p>
        </text:list-item>
      </text:list>
      <text:p text:style-name="P1">However, it's essential to consider the following factors when choosing a model:</text:p>
      <text:list text:style-name="L2">
        <text:list-item>
          <text:p text:style-name="P3"><text:span text:style-name="Strong_20_Emphasis"><text:span text:style-name="T1">Data Availability and Size:</text:span></text:span> Deep learning models often require large amounts of labeled data to perform well. If your dataset is small or lacks labeled examples, simpler models like LDA might be more suitable.</text:p>
        </text:list-item>
        <text:list-item>
          <text:p text:style-name="P3"><text:span text:style-name="Strong_20_Emphasis"><text:span text:style-name="T1">Interpretability:</text:span></text:span> LDA provides explicit topic distributions for each document, making it more interpretable in certain contexts. Deep learning models are often considered as "black boxes" with complex internal representations.</text:p>
        </text:list-item>
        <text:list-item>
          <text:p text:style-name="P3"><text:span text:style-name="Strong_20_Emphasis"><text:span text:style-name="T1">Computational Resources:</text:span></text:span> Training deep learning models can be computationally intensive and may require specialized hardware.</text:p>
        </text:list-item>
      </text:list>
      <text:p text:style-name="P1"><text:soft-page-break/>In summary, the choice between LDA and deep learning models depends on the specific requirements of your task, the nature of your data, and the trade-offs between interpretability and complexity. Each model has its strengths and weaknesses, and the best choice will vary depending on the use case.</text:p>
      <text:p text:style-name="Standard"/>
      <text:p text:style-name="P4">In addition to inferring these topics, LDA infers a distribution over topics for each document.  E.g., document X might be 60% about “space exploration,” 30% about “computers” and 10% about other topics.</text:p>
      <text:p text:style-name="P4">These topic distributions can be used in many ways:</text:p>
      <text:list text:style-name="L3">
        <text:list-item>
          <text:p text:style-name="P5"><text:span text:style-name="T2">Clustering</text:span>: Topics are cluster centers and documents are associated with multiple clusters (topics).  This clustering can help organize or summarize document collections.</text:p>
        </text:list-item>
        <text:list-item>
          <text:p text:style-name="P5"><text:span text:style-name="T2">Feature generation</text:span>: LDA can generate features for other ML algorithms to use.  As mentioned above, LDA infers a distribution over topics for each document; with K topics, this gives K numerical features.  These features can then be plugged into algorithms such as Logistic Regression or Decision Trees for prediction tasks.</text:p>
        </text:list-item>
        <text:list-item>
          <text:p text:style-name="P6"><text:span text:style-name="Strong_20_Emphasis"><text:span text:style-name="T3">Dimensionality reduction:</text:span></text:span> Each document’s distribution over topics gives a concise summary of the document.  Comparing documents in this reduced feature space can be more meaningful than comparing in the original feature space of word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6T16:51:27.761000000</meta:creation-date>
    <dc:date>2024-01-07T21:01:40.540000000</dc:date>
    <meta:editing-duration>P1DT4H10M13S</meta:editing-duration>
    <meta:editing-cycles>2</meta:editing-cycles>
    <meta:generator>LibreOffice/7.5.5.2$Windows_X86_64 LibreOffice_project/ca8fe7424262805f223b9a2334bc7181abbcbf5e</meta:generator>
    <meta:document-statistic meta:table-count="0" meta:image-count="0" meta:object-count="0" meta:page-count="2" meta:paragraph-count="17" meta:word-count="539" meta:character-count="3623" meta:non-whitespace-character-count="3106"/>
  </office:meta>
</office:document-meta>
</file>